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IDALGO ESCALANTE, L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8777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IDALGO ESCALANTE, L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8777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2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133272</text:p>
          </table:table-cell>
          <table:table-cell table:style-name="Tabla2.A2" office:value-type="string">
            <text:p text:style-name="P9">20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19196</text:p>
          </table:table-cell>
          <table:table-cell table:style-name="Tabla2.A2" office:value-type="string">
            <text:p text:style-name="P9">7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NUEL BALCAZ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24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